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L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32:15.035933076</meta:creation-date>
    <dc:date>2015-02-13T00:45:02</dc:date>
    <meta:editing-duration>PT1H39M38S</meta:editing-duration>
    <meta:editing-cycles>91</meta:editing-cycles>
    <meta:generator>LibreOffice/3.5$Linux_X86_64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factory = ThisComponent

	XRay thisComponent.DrawPage
	
	Dim s as new com.sun.star.awt.Size
	s.Height=1000
	s.Width=5000

	Dim p as new com.sun.star.awt.Point
	p.x=5100
	p.y=0

	aDateShape = factory.createInstance("com.sun.star.drawing.ControlShape")
	aDateControlModel = factory.createInstance("com.sun.star.form.component.DateField")
	aDateShape.setControl(aDateControlModel)
	aDateShape.AnchorType = com.sun.star.text.TextContentAnchorType.AT_PARAGRAPH
	aDateShape.Size = s

	aTimeShape = factory.createInstance("com.sun.star.drawing.ControlShape")
	aTimeControlModel = factory.createInstance("com.sun.star.form.component.TimeField")
	aTimeShape.setControl(aTimeControlModel)
	aTimeShape.setPropertyValue("AnchorType",com.sun.star.text.TextContentAnchorType.AT_PARAGRAPH)
	aTimeShape.Size = s
	aTimeShape.Position = p

	thisComponent.DrawPage.forms.getByIndex(0).insertByName("aDateCntrl", aDateControlModel)
	thisComponent.DrawPage.add(aDateShape)

	thisComponent.DrawPage.forms.getByIndex(0).insertByName("aTimeCntrl", aTimeControlModel)
	thisComponent.DrawPage.add(aTimeShape)

    xShapes = CreateUnoService( "com.sun.star.drawing.ShapeCollection")
    xShapes.add(aDateShape)
    xShapes.add(aTimeShape)
    xGroup = thisComponent.DrawPage.group(xShapes)

	'XRay xGroup

	'SHOULD NOT RETURN NULL! SHOULD RETURN aDateModel!
	r = aDateShape.getControl()
	if r Is Nothing then
		MsgBox "lost on date"
	end if
	'SHOULD NOT RETURN NULL! SHOULD RETURN aTimeModel!
	r = aTimeShape.getControl()
	if r Is Nothing then
		MsgBox "lost on time"
	end if
	'SHOULD NOT RETURN NULL! SHOULD RETURN aDateModel!
	r = xGroup.getByIndex(0).getControl()
	if r Is Nothing then
		MsgBox "lost on date from group"
	end if
	'SHOULD NOT RETURN NULL! SHOULD RETURN aTimeModel!
	r = xGroup.getByIndex(1).getControl()
	if r Is Nothing then
		MsgBox "lost on time from group"
	end if
	'SHOULD NOT RETURN NULL! SHOULD RETURN aDateModel!
	r = xShapes.getByIndex(0).getControl()
	if r Is Nothing then
		MsgBox "lost on date from collection"
	end if
	'SHOULD NOT RETURN NULL! SHOULD RETURN aTimeModel!
	r = xShapes.getByIndex(1).getControl()
	if r Is Nothing then
		MsgBox "lost on time from collection"
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